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76.37pt" svg:height="324.2pt" svg:x="193.89pt" svg:y="36.88pt">
            <loext:p draw:notify-on-update-of-ranges="Sheet1.A1:Sheet1.A1 Sheet1.A2:Sheet1.A101 Sheet1.B1:Sheet1.B1 Sheet1.B2:Sheet1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och time (ms)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517871030000" calcext:value-type="float">
            <text:p>1517871030000</text:p>
          </table:table-cell>
          <table:table-cell office:value-type="float" office:value="22495" calcext:value-type="float">
            <text:p>22495</text:p>
          </table:table-cell>
        </table:table-row>
        <table:table-row table:style-name="ro1">
          <table:table-cell office:value-type="float" office:value="1517871030001" calcext:value-type="float">
            <text:p>1517871030001</text:p>
          </table:table-cell>
          <table:table-cell office:value-type="float" office:value="12757" calcext:value-type="float">
            <text:p>12757</text:p>
          </table:table-cell>
        </table:table-row>
        <table:table-row table:style-name="ro1">
          <table:table-cell office:value-type="float" office:value="1517871030002" calcext:value-type="float">
            <text:p>1517871030002</text:p>
          </table:table-cell>
          <table:table-cell office:value-type="float" office:value="16064" calcext:value-type="float">
            <text:p>16064</text:p>
          </table:table-cell>
        </table:table-row>
        <table:table-row table:style-name="ro1">
          <table:table-cell office:value-type="float" office:value="1517871030003" calcext:value-type="float">
            <text:p>1517871030003</text:p>
          </table:table-cell>
          <table:table-cell office:value-type="float" office:value="17008" calcext:value-type="float">
            <text:p>17008</text:p>
          </table:table-cell>
        </table:table-row>
        <table:table-row table:style-name="ro1">
          <table:table-cell office:value-type="float" office:value="1517871030004" calcext:value-type="float">
            <text:p>1517871030004</text:p>
          </table:table-cell>
          <table:table-cell office:value-type="float" office:value="31091" calcext:value-type="float">
            <text:p>31091</text:p>
          </table:table-cell>
        </table:table-row>
        <table:table-row table:style-name="ro1">
          <table:table-cell office:value-type="float" office:value="1517871030005" calcext:value-type="float">
            <text:p>1517871030005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float" office:value="1517871030006" calcext:value-type="float">
            <text:p>1517871030006</text:p>
          </table:table-cell>
          <table:table-cell office:value-type="float" office:value="23482" calcext:value-type="float">
            <text:p>23482</text:p>
          </table:table-cell>
        </table:table-row>
        <table:table-row table:style-name="ro1">
          <table:table-cell office:value-type="float" office:value="1517871030007" calcext:value-type="float">
            <text:p>1517871030007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1517871030008" calcext:value-type="float">
            <text:p>1517871030008</text:p>
          </table:table-cell>
          <table:table-cell office:value-type="float" office:value="17576" calcext:value-type="float">
            <text:p>17576</text:p>
          </table:table-cell>
        </table:table-row>
        <table:table-row table:style-name="ro1">
          <table:table-cell office:value-type="float" office:value="1517871030009" calcext:value-type="float">
            <text:p>1517871030009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1517871030010" calcext:value-type="float">
            <text:p>1517871030010</text:p>
          </table:table-cell>
          <table:table-cell office:value-type="float" office:value="22441" calcext:value-type="float">
            <text:p>22441</text:p>
          </table:table-cell>
        </table:table-row>
        <table:table-row table:style-name="ro1">
          <table:table-cell office:value-type="float" office:value="1517871030011" calcext:value-type="float">
            <text:p>1517871030011</text:p>
          </table:table-cell>
          <table:table-cell office:value-type="float" office:value="9196" calcext:value-type="float">
            <text:p>9196</text:p>
          </table:table-cell>
        </table:table-row>
        <table:table-row table:style-name="ro1">
          <table:table-cell office:value-type="float" office:value="1517871030012" calcext:value-type="float">
            <text:p>1517871030012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1517871030013" calcext:value-type="float">
            <text:p>1517871030013</text:p>
          </table:table-cell>
          <table:table-cell office:value-type="float" office:value="18602" calcext:value-type="float">
            <text:p>18602</text:p>
          </table:table-cell>
        </table:table-row>
        <table:table-row table:style-name="ro1">
          <table:table-cell office:value-type="float" office:value="1517871030014" calcext:value-type="float">
            <text:p>1517871030014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517871030015" calcext:value-type="float">
            <text:p>1517871030015</text:p>
          </table:table-cell>
          <table:table-cell office:value-type="float" office:value="15617" calcext:value-type="float">
            <text:p>15617</text:p>
          </table:table-cell>
        </table:table-row>
        <table:table-row table:style-name="ro1">
          <table:table-cell office:value-type="float" office:value="1517871030016" calcext:value-type="float">
            <text:p>1517871030016</text:p>
          </table:table-cell>
          <table:table-cell office:value-type="float" office:value="11602" calcext:value-type="float">
            <text:p>11602</text:p>
          </table:table-cell>
        </table:table-row>
        <table:table-row table:style-name="ro1">
          <table:table-cell office:value-type="float" office:value="1517871030017" calcext:value-type="float">
            <text:p>1517871030017</text:p>
          </table:table-cell>
          <table:table-cell office:value-type="float" office:value="13308" calcext:value-type="float">
            <text:p>13308</text:p>
          </table:table-cell>
        </table:table-row>
        <table:table-row table:style-name="ro1">
          <table:table-cell office:value-type="float" office:value="1517871030018" calcext:value-type="float">
            <text:p>1517871030018</text:p>
          </table:table-cell>
          <table:table-cell office:value-type="float" office:value="28083" calcext:value-type="float">
            <text:p>28083</text:p>
          </table:table-cell>
        </table:table-row>
        <table:table-row table:style-name="ro1">
          <table:table-cell office:value-type="float" office:value="1517871030019" calcext:value-type="float">
            <text:p>1517871030019</text:p>
          </table:table-cell>
          <table:table-cell office:value-type="float" office:value="15063" calcext:value-type="float">
            <text:p>15063</text:p>
          </table:table-cell>
        </table:table-row>
        <table:table-row table:style-name="ro1">
          <table:table-cell office:value-type="float" office:value="1517871030020" calcext:value-type="float">
            <text:p>1517871030020</text:p>
          </table:table-cell>
          <table:table-cell office:value-type="float" office:value="14229" calcext:value-type="float">
            <text:p>14229</text:p>
          </table:table-cell>
        </table:table-row>
        <table:table-row table:style-name="ro1">
          <table:table-cell office:value-type="float" office:value="1517871030021" calcext:value-type="float">
            <text:p>1517871030021</text:p>
          </table:table-cell>
          <table:table-cell office:value-type="float" office:value="17066" calcext:value-type="float">
            <text:p>17066</text:p>
          </table:table-cell>
        </table:table-row>
        <table:table-row table:style-name="ro1">
          <table:table-cell office:value-type="float" office:value="1517871030022" calcext:value-type="float">
            <text:p>1517871030022</text:p>
          </table:table-cell>
          <table:table-cell office:value-type="float" office:value="28963" calcext:value-type="float">
            <text:p>28963</text:p>
          </table:table-cell>
        </table:table-row>
        <table:table-row table:style-name="ro1">
          <table:table-cell office:value-type="float" office:value="1517871030023" calcext:value-type="float">
            <text:p>1517871030023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 office:value-type="float" office:value="1517871030024" calcext:value-type="float">
            <text:p>1517871030024</text:p>
          </table:table-cell>
          <table:table-cell office:value-type="float" office:value="12593" calcext:value-type="float">
            <text:p>12593</text:p>
          </table:table-cell>
        </table:table-row>
        <table:table-row table:style-name="ro1">
          <table:table-cell office:value-type="float" office:value="1517871030025" calcext:value-type="float">
            <text:p>1517871030025</text:p>
          </table:table-cell>
          <table:table-cell office:value-type="float" office:value="24941" calcext:value-type="float">
            <text:p>24941</text:p>
          </table:table-cell>
        </table:table-row>
        <table:table-row table:style-name="ro1">
          <table:table-cell office:value-type="float" office:value="1517871030026" calcext:value-type="float">
            <text:p>1517871030026</text:p>
          </table:table-cell>
          <table:table-cell office:value-type="float" office:value="22787" calcext:value-type="float">
            <text:p>22787</text:p>
          </table:table-cell>
        </table:table-row>
        <table:table-row table:style-name="ro1">
          <table:table-cell office:value-type="float" office:value="1517871030027" calcext:value-type="float">
            <text:p>1517871030027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float" office:value="1517871030028" calcext:value-type="float">
            <text:p>1517871030028</text:p>
          </table:table-cell>
          <table:table-cell office:value-type="float" office:value="14233" calcext:value-type="float">
            <text:p>14233</text:p>
          </table:table-cell>
        </table:table-row>
        <table:table-row table:style-name="ro1">
          <table:table-cell office:value-type="float" office:value="1517871030029" calcext:value-type="float">
            <text:p>1517871030029</text:p>
          </table:table-cell>
          <table:table-cell office:value-type="float" office:value="22436" calcext:value-type="float">
            <text:p>22436</text:p>
          </table:table-cell>
        </table:table-row>
        <table:table-row table:style-name="ro1">
          <table:table-cell office:value-type="float" office:value="1517871030030" calcext:value-type="float">
            <text:p>1517871030030</text:p>
          </table:table-cell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517871030031" calcext:value-type="float">
            <text:p>1517871030031</text:p>
          </table:table-cell>
          <table:table-cell office:value-type="float" office:value="13443" calcext:value-type="float">
            <text:p>13443</text:p>
          </table:table-cell>
        </table:table-row>
        <table:table-row table:style-name="ro1">
          <table:table-cell office:value-type="float" office:value="1517871030032" calcext:value-type="float">
            <text:p>1517871030032</text:p>
          </table:table-cell>
          <table:table-cell office:value-type="float" office:value="23747" calcext:value-type="float">
            <text:p>23747</text:p>
          </table:table-cell>
        </table:table-row>
        <table:table-row table:style-name="ro1">
          <table:table-cell office:value-type="float" office:value="1517871030033" calcext:value-type="float">
            <text:p>1517871030033</text:p>
          </table:table-cell>
          <table:table-cell office:value-type="float" office:value="14533" calcext:value-type="float">
            <text:p>14533</text:p>
          </table:table-cell>
        </table:table-row>
        <table:table-row table:style-name="ro1">
          <table:table-cell office:value-type="float" office:value="1517871030034" calcext:value-type="float">
            <text:p>1517871030034</text:p>
          </table:table-cell>
          <table:table-cell office:value-type="float" office:value="27689" calcext:value-type="float">
            <text:p>27689</text:p>
          </table:table-cell>
        </table:table-row>
        <table:table-row table:style-name="ro1">
          <table:table-cell office:value-type="float" office:value="1517871030035" calcext:value-type="float">
            <text:p>1517871030035</text:p>
          </table:table-cell>
          <table:table-cell office:value-type="float" office:value="13095" calcext:value-type="float">
            <text:p>13095</text:p>
          </table:table-cell>
        </table:table-row>
        <table:table-row table:style-name="ro1">
          <table:table-cell office:value-type="float" office:value="1517871030036" calcext:value-type="float">
            <text:p>1517871030036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517871030037" calcext:value-type="float">
            <text:p>1517871030037</text:p>
          </table:table-cell>
          <table:table-cell office:value-type="float" office:value="20669" calcext:value-type="float">
            <text:p>20669</text:p>
          </table:table-cell>
        </table:table-row>
        <table:table-row table:style-name="ro1">
          <table:table-cell office:value-type="float" office:value="1517871030038" calcext:value-type="float">
            <text:p>1517871030038</text:p>
          </table:table-cell>
          <table:table-cell office:value-type="float" office:value="24275" calcext:value-type="float">
            <text:p>24275</text:p>
          </table:table-cell>
        </table:table-row>
        <table:table-row table:style-name="ro1">
          <table:table-cell office:value-type="float" office:value="1517871030039" calcext:value-type="float">
            <text:p>1517871030039</text:p>
          </table:table-cell>
          <table:table-cell office:value-type="float" office:value="11982" calcext:value-type="float">
            <text:p>11982</text:p>
          </table:table-cell>
        </table:table-row>
        <table:table-row table:style-name="ro1">
          <table:table-cell office:value-type="float" office:value="1517871030040" calcext:value-type="float">
            <text:p>1517871030040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1517871030041" calcext:value-type="float">
            <text:p>1517871030041</text:p>
          </table:table-cell>
          <table:table-cell office:value-type="float" office:value="23862" calcext:value-type="float">
            <text:p>23862</text:p>
          </table:table-cell>
        </table:table-row>
        <table:table-row table:style-name="ro1">
          <table:table-cell office:value-type="float" office:value="1517871030042" calcext:value-type="float">
            <text:p>1517871030042</text:p>
          </table:table-cell>
          <table:table-cell office:value-type="float" office:value="18008" calcext:value-type="float">
            <text:p>18008</text:p>
          </table:table-cell>
        </table:table-row>
        <table:table-row table:style-name="ro1">
          <table:table-cell office:value-type="float" office:value="1517871030043" calcext:value-type="float">
            <text:p>1517871030043</text:p>
          </table:table-cell>
          <table:table-cell office:value-type="float" office:value="25993" calcext:value-type="float">
            <text:p>25993</text:p>
          </table:table-cell>
        </table:table-row>
        <table:table-row table:style-name="ro1">
          <table:table-cell office:value-type="float" office:value="1517871030044" calcext:value-type="float">
            <text:p>1517871030044</text:p>
          </table:table-cell>
          <table:table-cell office:value-type="float" office:value="23335" calcext:value-type="float">
            <text:p>23335</text:p>
          </table:table-cell>
        </table:table-row>
        <table:table-row table:style-name="ro1">
          <table:table-cell office:value-type="float" office:value="1517871030045" calcext:value-type="float">
            <text:p>1517871030045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1517871030046" calcext:value-type="float">
            <text:p>1517871030046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office:value-type="float" office:value="1517871030047" calcext:value-type="float">
            <text:p>1517871030047</text:p>
          </table:table-cell>
          <table:table-cell office:value-type="float" office:value="13935" calcext:value-type="float">
            <text:p>13935</text:p>
          </table:table-cell>
        </table:table-row>
        <table:table-row table:style-name="ro1">
          <table:table-cell office:value-type="float" office:value="1517871030048" calcext:value-type="float">
            <text:p>1517871030048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517871030049" calcext:value-type="float">
            <text:p>1517871030049</text:p>
          </table:table-cell>
          <table:table-cell office:value-type="float" office:value="24751" calcext:value-type="float">
            <text:p>24751</text:p>
          </table:table-cell>
        </table:table-row>
        <table:table-row table:style-name="ro1">
          <table:table-cell office:value-type="float" office:value="1517871030050" calcext:value-type="float">
            <text:p>1517871030050</text:p>
          </table:table-cell>
          <table:table-cell office:value-type="float" office:value="19323" calcext:value-type="float">
            <text:p>19323</text:p>
          </table:table-cell>
        </table:table-row>
        <table:table-row table:style-name="ro1">
          <table:table-cell office:value-type="float" office:value="1517871030051" calcext:value-type="float">
            <text:p>1517871030051</text:p>
          </table:table-cell>
          <table:table-cell office:value-type="float" office:value="19311" calcext:value-type="float">
            <text:p>19311</text:p>
          </table:table-cell>
        </table:table-row>
        <table:table-row table:style-name="ro1">
          <table:table-cell office:value-type="float" office:value="1517871030052" calcext:value-type="float">
            <text:p>1517871030052</text:p>
          </table:table-cell>
          <table:table-cell office:value-type="float" office:value="12347" calcext:value-type="float">
            <text:p>12347</text:p>
          </table:table-cell>
        </table:table-row>
        <table:table-row table:style-name="ro1">
          <table:table-cell office:value-type="float" office:value="1517871030053" calcext:value-type="float">
            <text:p>1517871030053</text:p>
          </table:table-cell>
          <table:table-cell office:value-type="float" office:value="11084" calcext:value-type="float">
            <text:p>11084</text:p>
          </table:table-cell>
        </table:table-row>
        <table:table-row table:style-name="ro1">
          <table:table-cell office:value-type="float" office:value="1517871030054" calcext:value-type="float">
            <text:p>1517871030054</text:p>
          </table:table-cell>
          <table:table-cell office:value-type="float" office:value="20039" calcext:value-type="float">
            <text:p>20039</text:p>
          </table:table-cell>
        </table:table-row>
        <table:table-row table:style-name="ro1">
          <table:table-cell office:value-type="float" office:value="1517871030055" calcext:value-type="float">
            <text:p>1517871030055</text:p>
          </table:table-cell>
          <table:table-cell office:value-type="float" office:value="14092" calcext:value-type="float">
            <text:p>14092</text:p>
          </table:table-cell>
        </table:table-row>
        <table:table-row table:style-name="ro1">
          <table:table-cell office:value-type="float" office:value="1517871030056" calcext:value-type="float">
            <text:p>1517871030056</text:p>
          </table:table-cell>
          <table:table-cell office:value-type="float" office:value="15101" calcext:value-type="float">
            <text:p>15101</text:p>
          </table:table-cell>
        </table:table-row>
        <table:table-row table:style-name="ro1">
          <table:table-cell office:value-type="float" office:value="1517871030057" calcext:value-type="float">
            <text:p>1517871030057</text:p>
          </table:table-cell>
          <table:table-cell office:value-type="float" office:value="24691" calcext:value-type="float">
            <text:p>24691</text:p>
          </table:table-cell>
        </table:table-row>
        <table:table-row table:style-name="ro1">
          <table:table-cell office:value-type="float" office:value="1517871030058" calcext:value-type="float">
            <text:p>1517871030058</text:p>
          </table:table-cell>
          <table:table-cell office:value-type="float" office:value="31864" calcext:value-type="float">
            <text:p>31864</text:p>
          </table:table-cell>
        </table:table-row>
        <table:table-row table:style-name="ro1">
          <table:table-cell office:value-type="float" office:value="1517871030059" calcext:value-type="float">
            <text:p>1517871030059</text:p>
          </table:table-cell>
          <table:table-cell office:value-type="float" office:value="18169" calcext:value-type="float">
            <text:p>18169</text:p>
          </table:table-cell>
        </table:table-row>
        <table:table-row table:style-name="ro1">
          <table:table-cell office:value-type="float" office:value="1517871030060" calcext:value-type="float">
            <text:p>1517871030060</text:p>
          </table:table-cell>
          <table:table-cell office:value-type="float" office:value="15204" calcext:value-type="float">
            <text:p>15204</text:p>
          </table:table-cell>
        </table:table-row>
        <table:table-row table:style-name="ro1">
          <table:table-cell office:value-type="float" office:value="1517871030061" calcext:value-type="float">
            <text:p>1517871030061</text:p>
          </table:table-cell>
          <table:table-cell office:value-type="float" office:value="30037" calcext:value-type="float">
            <text:p>30037</text:p>
          </table:table-cell>
        </table:table-row>
        <table:table-row table:style-name="ro1">
          <table:table-cell office:value-type="float" office:value="1517871030062" calcext:value-type="float">
            <text:p>1517871030062</text:p>
          </table:table-cell>
          <table:table-cell office:value-type="float" office:value="29002" calcext:value-type="float">
            <text:p>29002</text:p>
          </table:table-cell>
        </table:table-row>
        <table:table-row table:style-name="ro1">
          <table:table-cell office:value-type="float" office:value="1517871030063" calcext:value-type="float">
            <text:p>1517871030063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1">
          <table:table-cell office:value-type="float" office:value="1517871030064" calcext:value-type="float">
            <text:p>1517871030064</text:p>
          </table:table-cell>
          <table:table-cell office:value-type="float" office:value="20614" calcext:value-type="float">
            <text:p>20614</text:p>
          </table:table-cell>
        </table:table-row>
        <table:table-row table:style-name="ro1">
          <table:table-cell office:value-type="float" office:value="1517871030065" calcext:value-type="float">
            <text:p>1517871030065</text:p>
          </table:table-cell>
          <table:table-cell office:value-type="float" office:value="15093" calcext:value-type="float">
            <text:p>15093</text:p>
          </table:table-cell>
        </table:table-row>
        <table:table-row table:style-name="ro1">
          <table:table-cell office:value-type="float" office:value="1517871030066" calcext:value-type="float">
            <text:p>1517871030066</text:p>
          </table:table-cell>
          <table:table-cell office:value-type="float" office:value="28902" calcext:value-type="float">
            <text:p>28902</text:p>
          </table:table-cell>
        </table:table-row>
        <table:table-row table:style-name="ro1">
          <table:table-cell office:value-type="float" office:value="1517871030067" calcext:value-type="float">
            <text:p>1517871030067</text:p>
          </table:table-cell>
          <table:table-cell office:value-type="float" office:value="16943" calcext:value-type="float">
            <text:p>16943</text:p>
          </table:table-cell>
        </table:table-row>
        <table:table-row table:style-name="ro1">
          <table:table-cell office:value-type="float" office:value="1517871030068" calcext:value-type="float">
            <text:p>1517871030068</text:p>
          </table:table-cell>
          <table:table-cell office:value-type="float" office:value="16112" calcext:value-type="float">
            <text:p>16112</text:p>
          </table:table-cell>
        </table:table-row>
        <table:table-row table:style-name="ro1">
          <table:table-cell office:value-type="float" office:value="1517871030069" calcext:value-type="float">
            <text:p>1517871030069</text:p>
          </table:table-cell>
          <table:table-cell office:value-type="float" office:value="23265" calcext:value-type="float">
            <text:p>23265</text:p>
          </table:table-cell>
        </table:table-row>
        <table:table-row table:style-name="ro1">
          <table:table-cell office:value-type="float" office:value="1517871030070" calcext:value-type="float">
            <text:p>1517871030070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1517871030071" calcext:value-type="float">
            <text:p>1517871030071</text:p>
          </table:table-cell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float" office:value="1517871030072" calcext:value-type="float">
            <text:p>1517871030072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float" office:value="1517871030073" calcext:value-type="float">
            <text:p>1517871030073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office:value-type="float" office:value="1517871030074" calcext:value-type="float">
            <text:p>1517871030074</text:p>
          </table:table-cell>
          <table:table-cell office:value-type="float" office:value="16746" calcext:value-type="float">
            <text:p>16746</text:p>
          </table:table-cell>
        </table:table-row>
        <table:table-row table:style-name="ro1">
          <table:table-cell office:value-type="float" office:value="1517871030075" calcext:value-type="float">
            <text:p>1517871030075</text:p>
          </table:table-cell>
          <table:table-cell office:value-type="float" office:value="22076" calcext:value-type="float">
            <text:p>22076</text:p>
          </table:table-cell>
        </table:table-row>
        <table:table-row table:style-name="ro1">
          <table:table-cell office:value-type="float" office:value="1517871030076" calcext:value-type="float">
            <text:p>1517871030076</text:p>
          </table:table-cell>
          <table:table-cell office:value-type="float" office:value="20541" calcext:value-type="float">
            <text:p>20541</text:p>
          </table:table-cell>
        </table:table-row>
        <table:table-row table:style-name="ro1">
          <table:table-cell office:value-type="float" office:value="1517871030077" calcext:value-type="float">
            <text:p>1517871030077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1517871030078" calcext:value-type="float">
            <text:p>1517871030078</text:p>
          </table:table-cell>
          <table:table-cell office:value-type="float" office:value="30389" calcext:value-type="float">
            <text:p>30389</text:p>
          </table:table-cell>
        </table:table-row>
        <table:table-row table:style-name="ro1">
          <table:table-cell office:value-type="float" office:value="1517871030079" calcext:value-type="float">
            <text:p>1517871030079</text:p>
          </table:table-cell>
          <table:table-cell office:value-type="float" office:value="10641" calcext:value-type="float">
            <text:p>10641</text:p>
          </table:table-cell>
        </table:table-row>
        <table:table-row table:style-name="ro1">
          <table:table-cell office:value-type="float" office:value="1517871030080" calcext:value-type="float">
            <text:p>1517871030080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1517871030081" calcext:value-type="float">
            <text:p>1517871030081</text:p>
          </table:table-cell>
          <table:table-cell office:value-type="float" office:value="17280" calcext:value-type="float">
            <text:p>17280</text:p>
          </table:table-cell>
        </table:table-row>
        <table:table-row table:style-name="ro1">
          <table:table-cell office:value-type="float" office:value="1517871030082" calcext:value-type="float">
            <text:p>1517871030082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float" office:value="1517871030083" calcext:value-type="float">
            <text:p>1517871030083</text:p>
          </table:table-cell>
          <table:table-cell office:value-type="float" office:value="13461" calcext:value-type="float">
            <text:p>13461</text:p>
          </table:table-cell>
        </table:table-row>
        <table:table-row table:style-name="ro1">
          <table:table-cell office:value-type="float" office:value="1517871030084" calcext:value-type="float">
            <text:p>1517871030084</text:p>
          </table:table-cell>
          <table:table-cell office:value-type="float" office:value="17586" calcext:value-type="float">
            <text:p>17586</text:p>
          </table:table-cell>
        </table:table-row>
        <table:table-row table:style-name="ro1">
          <table:table-cell office:value-type="float" office:value="1517871030085" calcext:value-type="float">
            <text:p>1517871030085</text:p>
          </table:table-cell>
          <table:table-cell office:value-type="float" office:value="14517" calcext:value-type="float">
            <text:p>14517</text:p>
          </table:table-cell>
        </table:table-row>
        <table:table-row table:style-name="ro1">
          <table:table-cell office:value-type="float" office:value="1517871030086" calcext:value-type="float">
            <text:p>1517871030086</text:p>
          </table:table-cell>
          <table:table-cell office:value-type="float" office:value="10599" calcext:value-type="float">
            <text:p>10599</text:p>
          </table:table-cell>
        </table:table-row>
        <table:table-row table:style-name="ro1">
          <table:table-cell office:value-type="float" office:value="1517871030087" calcext:value-type="float">
            <text:p>1517871030087</text:p>
          </table:table-cell>
          <table:table-cell office:value-type="float" office:value="20838" calcext:value-type="float">
            <text:p>20838</text:p>
          </table:table-cell>
        </table:table-row>
        <table:table-row table:style-name="ro1">
          <table:table-cell office:value-type="float" office:value="1517871030088" calcext:value-type="float">
            <text:p>1517871030088</text:p>
          </table:table-cell>
          <table:table-cell office:value-type="float" office:value="9959" calcext:value-type="float">
            <text:p>9959</text:p>
          </table:table-cell>
        </table:table-row>
        <table:table-row table:style-name="ro1">
          <table:table-cell office:value-type="float" office:value="1517871030089" calcext:value-type="float">
            <text:p>1517871030089</text:p>
          </table:table-cell>
          <table:table-cell office:value-type="float" office:value="14491" calcext:value-type="float">
            <text:p>14491</text:p>
          </table:table-cell>
        </table:table-row>
        <table:table-row table:style-name="ro1">
          <table:table-cell office:value-type="float" office:value="1517871030090" calcext:value-type="float">
            <text:p>1517871030090</text:p>
          </table:table-cell>
          <table:table-cell office:value-type="float" office:value="30172" calcext:value-type="float">
            <text:p>30172</text:p>
          </table:table-cell>
        </table:table-row>
        <table:table-row table:style-name="ro1">
          <table:table-cell office:value-type="float" office:value="1517871030091" calcext:value-type="float">
            <text:p>1517871030091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1">
          <table:table-cell office:value-type="float" office:value="1517871030092" calcext:value-type="float">
            <text:p>1517871030092</text:p>
          </table:table-cell>
          <table:table-cell office:value-type="float" office:value="22231" calcext:value-type="float">
            <text:p>22231</text:p>
          </table:table-cell>
        </table:table-row>
        <table:table-row table:style-name="ro1">
          <table:table-cell office:value-type="float" office:value="1517871030093" calcext:value-type="float">
            <text:p>1517871030093</text:p>
          </table:table-cell>
          <table:table-cell office:value-type="float" office:value="5702" calcext:value-type="float">
            <text:p>5702</text:p>
          </table:table-cell>
        </table:table-row>
        <table:table-row table:style-name="ro1">
          <table:table-cell office:value-type="float" office:value="1517871030094" calcext:value-type="float">
            <text:p>1517871030094</text:p>
          </table:table-cell>
          <table:table-cell office:value-type="float" office:value="31496" calcext:value-type="float">
            <text:p>31496</text:p>
          </table:table-cell>
        </table:table-row>
        <table:table-row table:style-name="ro1">
          <table:table-cell office:value-type="float" office:value="1517871030095" calcext:value-type="float">
            <text:p>1517871030095</text:p>
          </table:table-cell>
          <table:table-cell office:value-type="float" office:value="28382" calcext:value-type="float">
            <text:p>28382</text:p>
          </table:table-cell>
        </table:table-row>
        <table:table-row table:style-name="ro1">
          <table:table-cell office:value-type="float" office:value="1517871030096" calcext:value-type="float">
            <text:p>1517871030096</text:p>
          </table:table-cell>
          <table:table-cell office:value-type="float" office:value="22252" calcext:value-type="float">
            <text:p>22252</text:p>
          </table:table-cell>
        </table:table-row>
        <table:table-row table:style-name="ro1">
          <table:table-cell office:value-type="float" office:value="1517871030097" calcext:value-type="float">
            <text:p>1517871030097</text:p>
          </table:table-cell>
          <table:table-cell office:value-type="float" office:value="32396" calcext:value-type="float">
            <text:p>32396</text:p>
          </table:table-cell>
        </table:table-row>
        <table:table-row table:style-name="ro1">
          <table:table-cell office:value-type="float" office:value="1517871030098" calcext:value-type="float">
            <text:p>1517871030098</text:p>
          </table:table-cell>
          <table:table-cell office:value-type="float" office:value="16632" calcext:value-type="float">
            <text:p>16632</text:p>
          </table:table-cell>
        </table:table-row>
        <table:table-row table:style-name="ro1">
          <table:table-cell office:value-type="float" office:value="1517871030099" calcext:value-type="float">
            <text:p>1517871030099</text:p>
          </table:table-cell>
          <table:table-cell office:value-type="float" office:value="13515" calcext:value-type="float">
            <text:p>13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4:50:10.977229584</meta:creation-date>
    <dc:date>2018-02-05T14:52:44.214460491</dc:date>
    <meta:editing-duration>PT2M43S</meta:editing-duration>
    <meta:editing-cycles>1</meta:editing-cycles>
    <meta:document-statistic meta:table-count="1" meta:cell-count="202" meta:object-count="1"/>
    <meta:generator>LibreOffice/5.4.1.2.0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34cm" svg:height="11.438cm" xlink:href=".." xlink:type="simple" chart:class="chart:scatter" chart:style-name="ch1">
        <chart:legend chart:legend-position="end" svg:x="18.759cm" svg:y="5.446cm" style:legend-expansion="high" chart:style-name="ch2"/>
        <chart:plot-area chart:style-name="ch3" table:cell-range-address="Sheet1.A1:Sheet1.B101" chart:data-source-has-labels="row" svg:x="0.406cm" svg:y="0.228cm" svg:width="17.947cm" svg:height="10.982cm">
          <chartooo:coordinate-region svg:x="1.61cm" svg:y="0.401cm" svg:width="15.537cm" svg:height="10.2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scatter">
            <chart:domain table:cell-range-address="Sheet1.A2:Sheet1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7871030000">
                <text:p>1517871030000</text:p>
                <draw:g>
                  <svg:desc>Sheet1.A2:Sheet1.A101</svg:desc>
                </draw:g>
              </table:table-cell>
              <table:table-cell office:value-type="float" office:value="22495">
                <text:p>22495</text:p>
                <draw:g>
                  <svg:desc>Sheet1.B2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7871030001">
                <text:p>1517871030001</text:p>
              </table:table-cell>
              <table:table-cell office:value-type="float" office:value="12757">
                <text:p>12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7871030002">
                <text:p>1517871030002</text:p>
              </table:table-cell>
              <table:table-cell office:value-type="float" office:value="16064">
                <text:p>16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7871030003">
                <text:p>1517871030003</text:p>
              </table:table-cell>
              <table:table-cell office:value-type="float" office:value="17008">
                <text:p>17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17871030004">
                <text:p>1517871030004</text:p>
              </table:table-cell>
              <table:table-cell office:value-type="float" office:value="31091">
                <text:p>31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7871030005">
                <text:p>1517871030005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7871030006">
                <text:p>1517871030006</text:p>
              </table:table-cell>
              <table:table-cell office:value-type="float" office:value="23482">
                <text:p>23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7871030007">
                <text:p>1517871030007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17871030008">
                <text:p>1517871030008</text:p>
              </table:table-cell>
              <table:table-cell office:value-type="float" office:value="17576">
                <text:p>17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7871030009">
                <text:p>1517871030009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17871030010">
                <text:p>1517871030010</text:p>
              </table:table-cell>
              <table:table-cell office:value-type="float" office:value="22441">
                <text:p>22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7871030011">
                <text:p>1517871030011</text:p>
              </table:table-cell>
              <table:table-cell office:value-type="float" office:value="9196">
                <text:p>91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7871030012">
                <text:p>1517871030012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17871030013">
                <text:p>1517871030013</text:p>
              </table:table-cell>
              <table:table-cell office:value-type="float" office:value="18602">
                <text:p>18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7871030014">
                <text:p>151787103001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7871030015">
                <text:p>1517871030015</text:p>
              </table:table-cell>
              <table:table-cell office:value-type="float" office:value="15617">
                <text:p>156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7871030016">
                <text:p>1517871030016</text:p>
              </table:table-cell>
              <table:table-cell office:value-type="float" office:value="11602">
                <text:p>11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17871030017">
                <text:p>1517871030017</text:p>
              </table:table-cell>
              <table:table-cell office:value-type="float" office:value="13308">
                <text:p>13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7871030018">
                <text:p>1517871030018</text:p>
              </table:table-cell>
              <table:table-cell office:value-type="float" office:value="28083">
                <text:p>280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7871030019">
                <text:p>1517871030019</text:p>
              </table:table-cell>
              <table:table-cell office:value-type="float" office:value="15063">
                <text:p>150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7871030020">
                <text:p>1517871030020</text:p>
              </table:table-cell>
              <table:table-cell office:value-type="float" office:value="14229">
                <text:p>142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7871030021">
                <text:p>1517871030021</text:p>
              </table:table-cell>
              <table:table-cell office:value-type="float" office:value="17066">
                <text:p>170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17871030022">
                <text:p>1517871030022</text:p>
              </table:table-cell>
              <table:table-cell office:value-type="float" office:value="28963">
                <text:p>28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7871030023">
                <text:p>1517871030023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17871030024">
                <text:p>1517871030024</text:p>
              </table:table-cell>
              <table:table-cell office:value-type="float" office:value="12593">
                <text:p>125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7871030025">
                <text:p>1517871030025</text:p>
              </table:table-cell>
              <table:table-cell office:value-type="float" office:value="24941">
                <text:p>249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7871030026">
                <text:p>1517871030026</text:p>
              </table:table-cell>
              <table:table-cell office:value-type="float" office:value="22787">
                <text:p>22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17871030027">
                <text:p>1517871030027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17871030028">
                <text:p>1517871030028</text:p>
              </table:table-cell>
              <table:table-cell office:value-type="float" office:value="14233">
                <text:p>142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17871030029">
                <text:p>1517871030029</text:p>
              </table:table-cell>
              <table:table-cell office:value-type="float" office:value="22436">
                <text:p>22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7871030030">
                <text:p>151787103003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17871030031">
                <text:p>1517871030031</text:p>
              </table:table-cell>
              <table:table-cell office:value-type="float" office:value="13443">
                <text:p>134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17871030032">
                <text:p>1517871030032</text:p>
              </table:table-cell>
              <table:table-cell office:value-type="float" office:value="23747">
                <text:p>237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17871030033">
                <text:p>1517871030033</text:p>
              </table:table-cell>
              <table:table-cell office:value-type="float" office:value="14533">
                <text:p>14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7871030034">
                <text:p>1517871030034</text:p>
              </table:table-cell>
              <table:table-cell office:value-type="float" office:value="27689">
                <text:p>27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17871030035">
                <text:p>1517871030035</text:p>
              </table:table-cell>
              <table:table-cell office:value-type="float" office:value="13095">
                <text:p>130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7871030036">
                <text:p>1517871030036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7871030037">
                <text:p>1517871030037</text:p>
              </table:table-cell>
              <table:table-cell office:value-type="float" office:value="20669">
                <text:p>206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17871030038">
                <text:p>1517871030038</text:p>
              </table:table-cell>
              <table:table-cell office:value-type="float" office:value="24275">
                <text:p>242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17871030039">
                <text:p>151787103003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17871030040">
                <text:p>1517871030040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17871030041">
                <text:p>1517871030041</text:p>
              </table:table-cell>
              <table:table-cell office:value-type="float" office:value="23862">
                <text:p>238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17871030042">
                <text:p>1517871030042</text:p>
              </table:table-cell>
              <table:table-cell office:value-type="float" office:value="18008">
                <text:p>18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17871030043">
                <text:p>1517871030043</text:p>
              </table:table-cell>
              <table:table-cell office:value-type="float" office:value="25993">
                <text:p>25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17871030044">
                <text:p>1517871030044</text:p>
              </table:table-cell>
              <table:table-cell office:value-type="float" office:value="23335">
                <text:p>233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7871030045">
                <text:p>1517871030045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17871030046">
                <text:p>1517871030046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17871030047">
                <text:p>1517871030047</text:p>
              </table:table-cell>
              <table:table-cell office:value-type="float" office:value="13935">
                <text:p>139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17871030048">
                <text:p>151787103004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17871030049">
                <text:p>1517871030049</text:p>
              </table:table-cell>
              <table:table-cell office:value-type="float" office:value="24751">
                <text:p>247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17871030050">
                <text:p>1517871030050</text:p>
              </table:table-cell>
              <table:table-cell office:value-type="float" office:value="19323">
                <text:p>193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17871030051">
                <text:p>1517871030051</text:p>
              </table:table-cell>
              <table:table-cell office:value-type="float" office:value="19311">
                <text:p>193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17871030052">
                <text:p>1517871030052</text:p>
              </table:table-cell>
              <table:table-cell office:value-type="float" office:value="12347">
                <text:p>123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17871030053">
                <text:p>1517871030053</text:p>
              </table:table-cell>
              <table:table-cell office:value-type="float" office:value="11084">
                <text:p>11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17871030054">
                <text:p>1517871030054</text:p>
              </table:table-cell>
              <table:table-cell office:value-type="float" office:value="20039">
                <text:p>200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17871030055">
                <text:p>1517871030055</text:p>
              </table:table-cell>
              <table:table-cell office:value-type="float" office:value="14092">
                <text:p>140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17871030056">
                <text:p>1517871030056</text:p>
              </table:table-cell>
              <table:table-cell office:value-type="float" office:value="15101">
                <text:p>151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7871030057">
                <text:p>1517871030057</text:p>
              </table:table-cell>
              <table:table-cell office:value-type="float" office:value="24691">
                <text:p>246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7871030058">
                <text:p>1517871030058</text:p>
              </table:table-cell>
              <table:table-cell office:value-type="float" office:value="31864">
                <text:p>31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7871030059">
                <text:p>1517871030059</text:p>
              </table:table-cell>
              <table:table-cell office:value-type="float" office:value="18169">
                <text:p>181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17871030060">
                <text:p>1517871030060</text:p>
              </table:table-cell>
              <table:table-cell office:value-type="float" office:value="15204">
                <text:p>15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17871030061">
                <text:p>1517871030061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17871030062">
                <text:p>1517871030062</text:p>
              </table:table-cell>
              <table:table-cell office:value-type="float" office:value="29002">
                <text:p>29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17871030063">
                <text:p>1517871030063</text:p>
              </table:table-cell>
              <table:table-cell office:value-type="float" office:value="25100">
                <text:p>25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17871030064">
                <text:p>1517871030064</text:p>
              </table:table-cell>
              <table:table-cell office:value-type="float" office:value="20614">
                <text:p>206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17871030065">
                <text:p>1517871030065</text:p>
              </table:table-cell>
              <table:table-cell office:value-type="float" office:value="15093">
                <text:p>150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17871030066">
                <text:p>1517871030066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17871030067">
                <text:p>1517871030067</text:p>
              </table:table-cell>
              <table:table-cell office:value-type="float" office:value="16943">
                <text:p>169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17871030068">
                <text:p>1517871030068</text:p>
              </table:table-cell>
              <table:table-cell office:value-type="float" office:value="16112">
                <text:p>16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7871030069">
                <text:p>1517871030069</text:p>
              </table:table-cell>
              <table:table-cell office:value-type="float" office:value="23265">
                <text:p>232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17871030070">
                <text:p>1517871030070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17871030071">
                <text:p>1517871030071</text:p>
              </table:table-cell>
              <table:table-cell office:value-type="float" office:value="8178">
                <text:p>81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17871030072">
                <text:p>1517871030072</text:p>
              </table:table-cell>
              <table:table-cell office:value-type="float" office:value="31800">
                <text:p>318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17871030073">
                <text:p>1517871030073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17871030074">
                <text:p>1517871030074</text:p>
              </table:table-cell>
              <table:table-cell office:value-type="float" office:value="16746">
                <text:p>167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7871030075">
                <text:p>1517871030075</text:p>
              </table:table-cell>
              <table:table-cell office:value-type="float" office:value="22076">
                <text:p>220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17871030076">
                <text:p>1517871030076</text:p>
              </table:table-cell>
              <table:table-cell office:value-type="float" office:value="20541">
                <text:p>205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17871030077">
                <text:p>1517871030077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17871030078">
                <text:p>1517871030078</text:p>
              </table:table-cell>
              <table:table-cell office:value-type="float" office:value="30389">
                <text:p>303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17871030079">
                <text:p>1517871030079</text:p>
              </table:table-cell>
              <table:table-cell office:value-type="float" office:value="10641">
                <text:p>106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17871030080">
                <text:p>1517871030080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17871030081">
                <text:p>1517871030081</text:p>
              </table:table-cell>
              <table:table-cell office:value-type="float" office:value="17280">
                <text:p>172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7871030082">
                <text:p>1517871030082</text:p>
              </table:table-cell>
              <table:table-cell office:value-type="float" office:value="13228">
                <text:p>132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17871030083">
                <text:p>1517871030083</text:p>
              </table:table-cell>
              <table:table-cell office:value-type="float" office:value="13461">
                <text:p>134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17871030084">
                <text:p>1517871030084</text:p>
              </table:table-cell>
              <table:table-cell office:value-type="float" office:value="17586">
                <text:p>175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17871030085">
                <text:p>1517871030085</text:p>
              </table:table-cell>
              <table:table-cell office:value-type="float" office:value="14517">
                <text:p>14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17871030086">
                <text:p>1517871030086</text:p>
              </table:table-cell>
              <table:table-cell office:value-type="float" office:value="10599">
                <text:p>105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17871030087">
                <text:p>1517871030087</text:p>
              </table:table-cell>
              <table:table-cell office:value-type="float" office:value="20838">
                <text:p>208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17871030088">
                <text:p>1517871030088</text:p>
              </table:table-cell>
              <table:table-cell office:value-type="float" office:value="9959">
                <text:p>99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17871030089">
                <text:p>1517871030089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17871030090">
                <text:p>1517871030090</text:p>
              </table:table-cell>
              <table:table-cell office:value-type="float" office:value="30172">
                <text:p>301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17871030091">
                <text:p>1517871030091</text:p>
              </table:table-cell>
              <table:table-cell office:value-type="float" office:value="29840">
                <text:p>298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17871030092">
                <text:p>1517871030092</text:p>
              </table:table-cell>
              <table:table-cell office:value-type="float" office:value="22231">
                <text:p>222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17871030093">
                <text:p>1517871030093</text:p>
              </table:table-cell>
              <table:table-cell office:value-type="float" office:value="5702">
                <text:p>57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17871030094">
                <text:p>1517871030094</text:p>
              </table:table-cell>
              <table:table-cell office:value-type="float" office:value="31496">
                <text:p>314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17871030095">
                <text:p>1517871030095</text:p>
              </table:table-cell>
              <table:table-cell office:value-type="float" office:value="28382">
                <text:p>283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17871030096">
                <text:p>1517871030096</text:p>
              </table:table-cell>
              <table:table-cell office:value-type="float" office:value="22252">
                <text:p>222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17871030097">
                <text:p>1517871030097</text:p>
              </table:table-cell>
              <table:table-cell office:value-type="float" office:value="32396">
                <text:p>32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17871030098">
                <text:p>1517871030098</text:p>
              </table:table-cell>
              <table:table-cell office:value-type="float" office:value="16632">
                <text:p>16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17871030099">
                <text:p>1517871030099</text:p>
              </table:table-cell>
              <table:table-cell office:value-type="float" office:value="13515">
                <text:p>135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